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text-align="start" style:justify-single-word="false"/>
      <style:text-properties officeooo:paragraph-rsid="001e64d8"/>
    </style:style>
    <style:style style:name="P2" style:family="paragraph" style:parent-style-name="Standard">
      <style:paragraph-properties fo:margin-top="0cm" fo:margin-bottom="0.353cm" loext:contextual-spacing="false" fo:text-align="justify" style:justify-single-word="false"/>
    </style:style>
    <style:style style:name="P3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Heading_20_2">
      <style:paragraph-properties fo:margin-top="0cm" fo:margin-bottom="0.353cm" loext:contextual-spacing="false" fo:text-align="justify" style:justify-single-word="false"/>
    </style:style>
    <style:style style:name="P6" style:family="paragraph" style:parent-style-name="Heading_20_2">
      <style:paragraph-properties fo:margin-top="0cm" fo:margin-bottom="0.353cm" loext:contextual-spacing="false" fo:text-align="justify" style:justify-single-word="false" fo:break-before="page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250%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 style:list-style-name="WWNum4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3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265abc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cm" loext:contextual-spacing="true" fo:line-height="115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815d6" officeooo:paragraph-rsid="002815d6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7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</style:style>
    <style:style style:name="P18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.353cm" loext:contextual-spacing="true" fo:line-height="115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20" style:family="paragraph" style:parent-style-name="Standard" style:list-style-name="WWNum4">
      <loext:graphic-properties draw:fill="solid" draw:fill-color="#ffffff"/>
      <style:paragraph-properties fo:margin-left="1.27cm" fo:margin-right="0cm" fo:margin-top="0cm" fo:margin-bottom="0.353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265abc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21" style:family="paragraph" style:parent-style-name="Standard" style:list-style-name="WWNum2">
      <loext:graphic-properties draw:fill="solid" draw:fill-color="#ffffff"/>
      <style:paragraph-properties fo:margin-left="2.54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22" style:family="paragraph" style:parent-style-name="Standard" style:list-style-name="WWNum2">
      <loext:graphic-properties draw:fill="solid" draw:fill-color="#ffffff"/>
      <style:paragraph-properties fo:margin-left="2.54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</style:style>
    <style:style style:name="P23" style:family="paragraph" style:parent-style-name="Standard" style:list-style-name="WWNum2">
      <loext:graphic-properties draw:fill="solid" draw:fill-color="#ffffff"/>
      <style:paragraph-properties fo:margin-left="2.54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 style:list-style-name="WWNum2">
      <loext:graphic-properties draw:fill="solid" draw:fill-color="#ffffff"/>
      <style:paragraph-properties fo:margin-top="0cm" fo:margin-bottom="0cm" loext:contextual-spacing="true" fo:line-height="115%" fo:text-align="justify" style:justify-single-word="false" fo:keep-together="auto" fo:orphans="2" fo:widows="2" fo:background-color="#ffffff" fo:padding="0cm" fo:border="none" fo:keep-with-next="auto"/>
      <style:text-properties style:font-name="Times New Roman" fo:font-size="12pt" officeooo:paragraph-rsid="002815d6" style:font-name-asian="Times New Roman1" style:font-size-asian="12pt" style:font-name-complex="Times New Roman1" style:font-size-complex="12pt"/>
    </style:style>
    <style:style style:name="P25" style:family="paragraph" style:parent-style-name="Standard" style:list-style-name="WWNum3">
      <loext:graphic-properties draw:fill="solid" draw:fill-color="#ffffff"/>
      <style:paragraph-properties fo:margin-top="0cm" fo:margin-bottom="0cm" loext:contextual-spacing="true" fo:line-height="115%" fo:text-align="justify" style:justify-single-word="false" fo:keep-together="auto" fo:orphans="2" fo:widows="2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2815d6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26" style:family="paragraph" style:parent-style-name="Standard" style:list-style-name="WWNum2">
      <loext:graphic-properties draw:fill="solid" draw:fill-color="#ffffff"/>
      <style:paragraph-properties fo:margin-left="3.81cm" fo:margin-right="0cm" fo:margin-top="0cm" fo:margin-bottom="0cm" loext:contextual-spacing="true" fo:line-height="115%" fo:text-align="justify" style:justify-single-word="false" fo:orphans="2" fo:widows="2" fo:text-indent="-0.635cm" style:auto-text-indent="false" fo:background-color="#ffffff" fo:padding="0cm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 style:list-style-name="WWNum2">
      <loext:graphic-properties draw:fill="solid" draw:fill-color="#ffffff"/>
      <style:paragraph-properties fo:margin-left="3.81cm" fo:margin-right="0cm" fo:margin-top="0cm" fo:margin-bottom="0cm" loext:contextual-spacing="true" fo:line-height="115%" fo:text-align="justify" style:justify-single-word="false" fo:orphans="2" fo:widows="2" fo:text-indent="-0.635cm" style:auto-text-indent="false" fo:background-color="#ffffff" fo:padding="0cm" fo:border="none"/>
      <style:text-properties style:font-name="Times New Roman" fo:font-size="12pt" officeooo:rsid="002815d6" officeooo:paragraph-rsid="002815d6" style:font-name-asian="Times New Roman1" style:font-size-asian="12pt" style:font-name-complex="Times New Roman1" style:font-size-complex="12pt"/>
    </style:style>
    <style:style style:name="P28" style:family="paragraph" style:parent-style-name="Standard" style:list-style-name="WWNum2">
      <loext:graphic-properties draw:fill="solid" draw:fill-color="#ffffff"/>
      <style:paragraph-properties fo:margin-left="3.81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style:font-name="Times New Roman" fo:font-size="12pt" officeooo:rsid="002815d6" officeooo:paragraph-rsid="002815d6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fo:font-size="12pt" officeooo:rsid="002c5871" officeooo:paragraph-rsid="002c5871" style:font-name-asian="Times New Roman1" style:font-size-asian="12pt" style:font-name-complex="Times New Roman1" style:font-size-complex="12pt"/>
    </style:style>
    <style:style style:name="P30" style:family="paragraph" style:parent-style-name="Heading_20_1" style:master-page-name="Standard">
      <style:paragraph-properties fo:margin-top="0cm" fo:margin-bottom="0.353cm" loext:contextual-spacing="false" fo:text-align="justify" style:justify-single-word="false" style:page-number="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e64d8" style:font-name-asian="Times New Roman1" style:font-size-asian="12pt" style:font-name-complex="Times New Roman1" style:font-size-complex="12pt"/>
    </style:style>
    <style:style style:name="T3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style:text-position="super 58%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officeooo:rsid="001fd6c0"/>
    </style:style>
    <style:style style:name="T9" style:family="text">
      <style:text-properties officeooo:rsid="00211b7b"/>
    </style:style>
    <style:style style:name="T10" style:family="text">
      <style:text-properties officeooo:rsid="00236854"/>
    </style:style>
    <style:style style:name="T11" style:family="text">
      <style:text-properties officeooo:rsid="00265abc"/>
    </style:style>
    <style:style style:name="T12" style:family="text">
      <style:text-properties officeooo:rsid="002815d6"/>
    </style:style>
    <style:style style:name="T13" style:family="text">
      <style:text-properties fo:color="#000080" style:font-name="Times New Roman" fo:font-size="12pt" fo:language="zxx" fo:country="none" style:text-underline-style="solid" style:text-underline-width="auto" style:text-underline-color="font-color" officeooo:rsid="001e64d8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T14" style:family="text">
      <style:text-properties officeooo:rsid="0028e1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ft7l07x51ram"/>Lawrence Veigas</text:p>
      <text:p text:style-name="P1"><text:span text:style-name="T1">Mob. No. </text:span><text:span text:style-name="T2">+91 </text:span><text:span text:style-name="T1">9833484309<text:line-break/>Email: </text:span><text:a xlink:type="simple" xlink:href="mailto:lancev.veigas3@gmail.com" text:style-name="Internet_20_link" text:visited-style-name="Visited_20_Internet_20_Link"><text:span text:style-name="T2">lancev.veigas3</text:span></text:a><text:a xlink:type="simple" xlink:href="mailto:lancev.veigas3@gmail.com" text:style-name="Internet_20_link" text:visited-style-name="Visited_20_Internet_20_Link"><text:span text:style-name="T2">@</text:span></text:a><text:a xlink:type="simple" xlink:href="mailto:lancev.veigas3@gmail.com" text:style-name="Internet_20_link" text:visited-style-name="Visited_20_Internet_20_Link"><text:span text:style-name="T2">gmail.com</text:span></text:a><text:span text:style-name="T3"><text:line-break/></text:span><text:span text:style-name="T2">GitHub: </text:span><text:span text:style-name="T13">www.</text:span><text:a xlink:type="simple" xlink:href="https://github.com/LawrenceVeigas" text:style-name="Internet_20_link" text:visited-style-name="Visited_20_Internet_20_Link"><text:span text:style-name="T13">github.com</text:span></text:a><text:a xlink:type="simple" xlink:href="https://github.com/LawrenceVeigas" text:style-name="Internet_20_link" text:visited-style-name="Visited_20_Internet_20_Link"><text:span text:style-name="T2">/LawrenceVeigas</text:span></text:a><text:span text:style-name="T2"> </text:span></text:p>
      <text:p text:style-name="P5"><text:bookmark text:name="_ht03rh3sqzqr"/>Objective</text:p>
      <text:p text:style-name="P29">To provide my skills and services for the growth and betterment of the company, my peers and myself.</text:p>
      <text:p text:style-name="P5"><text:bookmark text:name="_byjdiwz8n80x"/>Work Experience</text:p>
      <text:list xml:id="list6781883207946182444" text:style-name="WWNum2">
        <text:list-item>
          <text:p text:style-name="P10">Packt Publishing: Content Development Editor (Jan 2017 – <text:span text:style-name="T12">Apr 2018</text:span>)</text:p>
          <text:list>
            <text:list-item>
              <text:p text:style-name="P21">Evaluate content of books to be published –concerned with (but not limited to) the structure and organization of content</text:p>
            </text:list-item>
            <text:list-item>
              <text:p text:style-name="P21">Provid<text:span text:style-name="T11">e</text:span> feedback to authors to enable them to write engaging and novel content</text:p>
            </text:list-item>
            <text:list-item>
              <text:p text:style-name="P21">Research constantly to gain knowledge of the most relevant technologies</text:p>
            </text:list-item>
            <text:list-item>
              <text:p text:style-name="P22"><text:span text:style-name="T1">Coordinate</text:span><text:span text:style-name="T4"> and manage 15-20 projects (books) simultaneously</text:span></text:p>
            </text:list-item>
            <text:list-item>
              <text:p text:style-name="P22"><text:span text:style-name="T1">Coordinate</text:span><text:span text:style-name="T4"> via emails and video/voice calls with various authors to keep them motivated and also to track progress of projects</text:span></text:p>
            </text:list-item>
            <text:list-item>
              <text:p text:style-name="P21">Train <text:span text:style-name="T11">first time</text:span> authors to write efficiently</text:p>
            </text:list-item>
            <text:list-item>
              <text:p text:style-name="P22"><text:span text:style-name="T1">Coordinate</text:span><text:span text:style-name="T4"> with the project manager, numerous technical editors, copy-editors within the team to ensure steady progress of projects within a tight schedule</text:span></text:p>
            </text:list-item>
            <text:list-item>
              <text:p text:style-name="P23">Other achievements at Packt:</text:p>
              <text:list>
                <text:list-item>
                  <text:p text:style-name="P24">Recognized for my efforts in learning and development – <text:span text:style-name="T12">May 2017</text:span></text:p>
                </text:list-item>
                <text:list-item>
                  <text:p text:style-name="P26">C<text:span text:style-name="T11">ontent </text:span>D<text:span text:style-name="T11">evelopment </text:span>E<text:span text:style-name="T11">ditor</text:span> of the month – <text:span text:style-name="T12">June 2017</text:span></text:p>
                </text:list-item>
                <text:list-item>
                  <text:p text:style-name="P28">Value Badge champion of the month – February 2018</text:p>
                </text:list-item>
                <text:list-item>
                  <text:p text:style-name="P27">Trailblaizer award – February 2018</text:p>
                </text:list-item>
              </text:list>
            </text:list-item>
          </text:list>
        </text:list-item>
      </text:list>
      <text:p text:style-name="Heading_20_2"><text:span text:style-name="T10">S</text:span>cholastics</text:p>
      <text:list xml:id="list82960729844088" text:continue-numbering="true" text:style-name="WWNum2">
        <text:list-item>
          <text:p text:style-name="P15">Philosophy – 2017<text:line-break/>St. Pius X College, Goregaon (<text:span text:style-name="T12">E</text:span>)</text:p>
        </text:list-item>
        <text:list-item>
          <text:p text:style-name="P15">Bachelors of Science (Information Technology) – 2014<text:line-break/>St. Andrews’ College, Bandra (<text:span text:style-name="T12">W</text:span>)<text:line-break/>Secured B grade</text:p>
        </text:list-item>
        <text:list-item>
          <text:p text:style-name="P15">Higher Secondary Certificate (Commerce) – 2011<text:line-break/>St. Rocks’ College, Borivali – (<text:span text:style-name="T12">W</text:span>)<text:line-break/>Secured I class</text:p>
        </text:list-item>
        <text:list-item>
          <text:p text:style-name="P19">Secondary School Certificate – 2009<text:line-break/>St. Francis D’assisi High School, Borivali – (<text:span text:style-name="T12">W</text:span>)<text:line-break/>Secured I class</text:p>
        </text:list-item>
      </text:list>
      <text:p text:style-name="P5"/>
      <text:p text:style-name="P6"><text:bookmark text:name="_g0pw85abyrej"/>Skills</text:p>
      <text:list xml:id="list2258431381282982416" text:style-name="WWNum3">
        <text:list-item>
          <text:p text:style-name="P17"><text:span text:style-name="T1">Great communication </text:span><text:span text:style-name="T4">skills (written as well as verbal)</text:span></text:p>
        </text:list-item>
        <text:list-item>
          <text:p text:style-name="P25">Basic programming skills (Java, Python, Rust, etc)</text:p>
        </text:list-item>
        <text:list-item>
          <text:p text:style-name="P11">Ability to organize</text:p>
        </text:list-item>
        <text:list-item>
          <text:p text:style-name="P11">Ability to conduct sessions and workshops</text:p>
        </text:list-item>
        <text:list-item>
          <text:p text:style-name="P18">Quick learner</text:p>
        </text:list-item>
        <text:list-item>
          <text:p text:style-name="P11">Music skills </text:p>
        </text:list-item>
        <text:list-item>
          <text:p text:style-name="P16">Goal oriented</text:p>
        </text:list-item>
      </text:list>
      <text:p text:style-name="Heading_20_2"><text:bookmark text:name="_j00m4dtk5fxw"/>Other Activities participated in</text:p>
      <text:list xml:id="list8645269656955745516" text:style-name="WWNum4">
        <text:list-item>
          <text:p text:style-name="P12">Co-ordinated and participated in a band event for college annual day programme</text:p>
        </text:list-item>
        <text:list-item>
          <text:p text:style-name="P12">Trained adults in religious subjects</text:p>
        </text:list-item>
        <text:list-item>
          <text:p text:style-name="P12">Part of students panel in philosophical conference</text:p>
        </text:list-item>
        <text:list-item>
          <text:p text:style-name="P12">Social service at Suraksha Kendra, Jogeshwari</text:p>
        </text:list-item>
        <text:list-item>
          <text:p text:style-name="P12">Part of OC for cultural programmes</text:p>
        </text:list-item>
        <text:list-item>
          <text:p text:style-name="P20">Conducted presentations and sessions for various groups</text:p>
        </text:list-item>
      </text:list>
      <text:p text:style-name="Heading_20_2"><text:bookmark text:name="_m4rfmhkohdwz"/>Other courses attended</text:p>
      <text:list xml:id="list5046101699931744267" text:style-name="WWNum1">
        <text:list-item>
          <text:p text:style-name="P13">Communication Theory I, II</text:p>
        </text:list-item>
        <text:list-item>
          <text:p text:style-name="P13">Interpersonal skills</text:p>
        </text:list-item>
        <text:list-item>
          <text:p text:style-name="P13">Psychosexual development</text:p>
        </text:list-item>
        <text:list-item>
          <text:p text:style-name="P13">Introduction to psychology</text:p>
        </text:list-item>
        <text:list-item>
          <text:p text:style-name="P14">Psychology: Personality Disorders</text:p>
        </text:list-item>
      </text:list>
      <text:p text:style-name="Heading_20_2"><text:bookmark text:name="_j0ol7zq5x22l"/>Personal Snippets</text:p>
      <text:p text:style-name="P2"><text:span text:style-name="T1">Date of birth: <text:tab/><text:tab/><text:tab/>7</text:span><text:span text:style-name="T5">th</text:span><text:span text:style-name="T1"> May 1994</text:span></text:p>
      <text:p text:style-name="P4">Residence Address: <text:tab/><text:tab/>102, Om Unnati CHS <text:span text:style-name="T8">LTD</text:span>,</text:p>
      <text:p text:style-name="P4"><text:tab/><text:tab/><text:tab/><text:tab/>Off Mandpeshwar Road,</text:p>
      <text:p text:style-name="P4"><text:tab/><text:tab/><text:tab/><text:tab/>Shivaji Nagar, River Valley,</text:p>
      <text:p text:style-name="P4"><text:tab/><text:tab/><text:tab/><text:tab/>Borivali – <text:span text:style-name="T9">West,</text:span></text:p>
      <text:p text:style-name="P4"><text:tab/><text:tab/><text:tab/><text:tab/>Mumbai – 400103</text:p>
      <text:p text:style-name="P3">Linguistic abilities: <text:tab/><text:tab/>English, Hindi</text:p>
      <text:p text:style-name="P3">Marital status: <text:tab/><text:tab/>Single</text:p>
      <text:p text:style-name="Heading_20_3"><text:bookmark text:name="_pct4malizh1j"/>Declaration:</text:p>
      <text:p text:style-name="P9"><text:tab/>I hereby declare that the above mentioned information is correct up to my knowledge and I bear the responsibility <text:span text:style-name="T14">of</text:span> the correctness of the above mentioned particulars.</text:p>
      <text:p text:style-name="P7"/>
      <text:p text:style-name="P8"><text:span text:style-name="T7">Place: </text:span><text:span text:style-name="T6">Mumbai</text:span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IN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IN" fo:font-style="normal" style:text-underline-style="none" fo:font-weight="normal" style:letter-kerning="true" fo:background-color="#ffffff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08:29:58.666266561</dc:date>
    <meta:editing-duration>PT25M1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415" meta:character-count="2707" meta:non-whitespace-character-count="2341"/>
  </office:meta>
</office:document-meta>
</file>